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ExpressionTests.testCombinations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ExpressionTests.testBoolean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ExpressionTests.convertNullSource( TypeDescriptor sourceType , TypeDescriptor targe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ExpressionTests.tes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ExpressionTests.testN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ExpressionTests.testBoolean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ExpressionTests.test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ExpressionTests.testWrita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ExpressionTests.testConvertAndHandle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ooleanExpressionTests.testBooleanErrors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